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" svg:font-family="'Lohit Marath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1" svg:font-family="'Lohit Marathi'" style:font-family-generic="system" style:font-pitch="variable"/>
  </office:font-face-decls>
  <office:automatic-styles>
    <style:style style:name="co8" style:family="table-column">
      <style:table-column-properties fo:break-before="auto" style:column-width="319.69pt"/>
    </style:style>
    <style:style style:name="co9" style:family="table-column">
      <style:table-column-properties fo:break-before="auto" style:column-width="126.96pt"/>
    </style:style>
    <style:style style:name="co10" style:family="table-column">
      <style:table-column-properties fo:break-before="auto" style:column-width="142.6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57.81pt"/>
    </style:style>
    <style:style style:name="co6" style:family="table-column">
      <style:table-column-properties fo:break-before="auto" style:column-width="105pt"/>
    </style:style>
    <style:style style:name="co11" style:family="table-column">
      <style:table-column-properties fo:break-before="auto" style:column-width="113.61pt"/>
    </style:style>
    <style:style style:name="co12" style:family="table-column">
      <style:table-column-properties fo:break-before="auto" style:column-width="143.4pt"/>
    </style:style>
    <style:style style:name="co13" style:family="table-column">
      <style:table-column-properties fo:break-before="auto" style:column-width="340.1pt"/>
    </style:style>
    <style:style style:name="co14" style:family="table-column">
      <style:table-column-properties fo:break-before="auto" style:column-width="127.45pt"/>
    </style:style>
    <style:style style:name="co16" style:family="table-column">
      <style:table-column-properties fo:break-before="auto" style:column-width="95.05pt"/>
    </style:style>
    <style:style style:name="co17" style:family="table-column">
      <style:table-column-properties fo:break-before="auto" style:column-width="105.51pt"/>
    </style:style>
    <style:style style:name="co18" style:family="table-column">
      <style:table-column-properties fo:break-before="auto" style:column-width="207.89pt"/>
    </style:style>
    <style:style style:name="co19" style:family="table-column">
      <style:table-column-properties fo:break-before="auto" style:column-width="255.94pt"/>
    </style:style>
    <style:style style:name="co15" style:family="table-column">
      <style:table-column-properties fo:break-before="auto" style:column-width="160.89pt"/>
    </style:style>
    <style:style style:name="co21" style:family="table-column">
      <style:table-column-properties fo:break-before="auto" style:column-width="211.55pt"/>
    </style:style>
    <style:style style:name="ro10" style:family="table-row">
      <style:table-row-properties style:row-height="57.71pt" fo:break-before="auto" style:use-optimal-row-height="true"/>
    </style:style>
    <style:style style:name="ro3" style:family="table-row">
      <style:table-row-properties style:row-height="185.8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11" style:family="table-row">
      <style:table-row-properties style:row-height="152.19pt" fo:break-before="auto" style:use-optimal-row-height="true"/>
    </style:style>
    <style:style style:name="ro12" style:family="table-row">
      <style:table-row-properties style:row-height="567.16pt" fo:break-before="auto" style:use-optimal-row-height="true"/>
    </style:style>
    <style:style style:name="ro13" style:family="table-row">
      <style:table-row-properties style:row-height="177.11pt" fo:break-before="auto" style:use-optimal-row-height="true"/>
    </style:style>
    <style:style style:name="ro19" style:family="table-row">
      <style:table-row-properties style:row-height="191pt" fo:break-before="auto" style:use-optimal-row-height="true"/>
    </style:style>
    <style:style style:name="ro20" style:family="table-row">
      <style:table-row-properties style:row-height="200.95pt" fo:break-before="auto" style:use-optimal-row-height="true"/>
    </style:style>
    <style:style style:name="ro21" style:family="table-row">
      <style:table-row-properties style:row-height="242.76pt" fo:break-before="auto" style:use-optimal-row-height="true"/>
    </style:style>
    <style:style style:name="ro22" style:family="table-row">
      <style:table-row-properties style:row-height="85.55pt" fo:break-before="auto" style:use-optimal-row-height="true"/>
    </style:style>
    <style:style style:name="ro23" style:family="table-row">
      <style:table-row-properties style:row-height="101.45pt" fo:break-before="auto" style:use-optimal-row-height="true"/>
    </style:style>
    <style:style style:name="ro24" style:family="table-row">
      <style:table-row-properties style:row-height="228.84pt" fo:break-before="auto" style:use-optimal-row-height="true"/>
    </style:style>
    <style:style style:name="ro25" style:family="table-row">
      <style:table-row-properties style:row-height="186.04pt" fo:break-before="auto" style:use-optimal-row-height="true"/>
    </style:style>
    <style:style style:name="ro14" style:family="table-row">
      <style:table-row-properties style:row-height="598pt" fo:break-before="auto" style:use-optimal-row-height="true"/>
    </style:style>
    <style:style style:name="ro15" style:family="table-row">
      <style:table-row-properties style:row-height="455.7pt" fo:break-before="auto" style:use-optimal-row-height="true"/>
    </style:style>
    <style:style style:name="ro16" style:family="table-row">
      <style:table-row-properties style:row-height="115.4pt" fo:break-before="auto" style:use-optimal-row-height="true"/>
    </style:style>
    <style:style style:name="ro17" style:family="table-row">
      <style:table-row-properties style:row-height="555.19pt" fo:break-before="auto" style:use-optimal-row-height="true"/>
    </style:style>
    <style:style style:name="ro18" style:family="table-row">
      <style:table-row-properties style:row-height="144.26pt" fo:break-before="auto" style:use-optimal-row-height="true"/>
    </style:style>
    <style:style style:name="ro31" style:family="table-row">
      <style:table-row-properties style:row-height="208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text-position="" fo:font-size="12pt" fo:language="none" fo:country="none" style:font-name-asian="Lohit Marathi" style:font-size-asian="12pt" style:language-asian="none" style:country-asian="none" style:font-name-complex="DejaVu Sans" style:font-size-complex="6.80000019073486pt" style:language-complex="en" style:country-complex="US"/>
    </style:style>
    <style:style style:name="ce5" style:family="table-cell" style:parent-style-name="Default">
      <style:text-properties fo:color="#000000" style:text-position="" fo:language="none" fo:country="none" style:font-name-asian="Lohit Marathi" style:font-size-asian="12pt" style:language-asian="none" style:country-asian="none"/>
    </style:style>
    <style:style style:name="ce6" style:family="table-cell" style:parent-style-name="Default">
      <style:text-properties style:text-position="" fo:font-size="12pt" style:font-name-asian="Lohit Marathi" style:font-size-asian="12pt" style:language-asian="hi" style:country-asian="IN" style:font-name-complex="DejaVu Sans" style:font-size-complex="6.80000019073486pt" style:language-complex="en" style:country-complex="US"/>
    </style:style>
    <style:style style:name="ce7" style:family="table-cell" style:parent-style-name="Default">
      <style:text-properties style:text-position="" fo:font-size="12pt" style:font-name-asian="Lohit Marathi" style:font-size-asian="12pt" style:language-asian="hi" style:country-asian="IN"/>
    </style:style>
    <style:style style:name="ce8" style:family="table-cell" style:parent-style-name="Default">
      <style:text-properties fo:color="#000000" style:text-position="" fo:font-size="12pt" style:font-name-asian="Lohit Marathi" style:font-size-asian="12pt" style:language-asian="none" style:country-asian="none" style:font-name-complex="DejaVu Sans" style:font-size-complex="6.80000019073486pt" style:language-complex="en" style:country-complex="US"/>
    </style:style>
    <style:style style:name="ce9" style:family="table-cell" style:parent-style-name="Default">
      <style:text-properties style:text-position="" style:font-name="Liberation Sans" style:font-name-asian="DejaVu Sans" style:font-name-complex="Lohit Marathi1"/>
    </style:style>
    <style:style style:name="ce1" style:family="table-cell" style:parent-style-name="Default">
      <style:text-properties style:text-position="" fo:font-size="12pt" style:font-name-asian="Lohit Marathi" style:font-size-asian="12pt" style:language-asian="hi" style:country-asian="IN" style:font-name-complex="DejaVu Sans" style:font-size-complex="6.80000019073486pt" style:language-complex="en" style:country-complex="US"/>
    </style:style>
    <style:style style:name="ce3" style:family="table-cell" style:parent-style-name="Default">
      <style:text-properties fo:color="#000000" style:text-position="" fo:font-size="12pt" style:font-name-asian="Lohit Marathi" style:font-size-asian="12pt" style:language-asian="hi" style:country-asian="IN" style:font-name-complex="DejaVu Sans" style:font-size-complex="6.80000019073486pt" style:language-complex="en" style:country-complex="US"/>
    </style:style>
    <style:style style:name="ce12" style:family="table-cell" style:parent-style-name="Default">
      <style:text-properties fo:font-size="12pt" fo:language="none" fo:country="none" style:font-name-asian="Lohit Marathi" style:font-size-asian="12pt" style:language-asian="none" style:country-asian="none" style:font-name-complex="DejaVu Sans" style:font-size-complex="6.80000019073486pt" style:language-complex="en" style:country-complex="US"/>
    </style:style>
    <style:style style:name="ce13" style:family="table-cell" style:parent-style-name="Default">
      <style:text-properties fo:color="#000000" fo:language="none" fo:country="none" style:font-name-asian="Lohit Marathi" style:font-size-asian="12pt" style:language-asian="none" style:country-asian="none"/>
    </style:style>
    <style:style style:name="ce14" style:family="table-cell" style:parent-style-name="Default">
      <style:text-properties fo:font-size="12pt" style:font-name-asian="Lohit Marathi" style:font-size-asian="12pt" style:language-asian="hi" style:country-asian="IN" style:font-name-complex="DejaVu Sans" style:font-size-complex="6.80000019073486pt" style:language-complex="en" style:country-complex="US"/>
    </style:style>
    <style:style style:name="ce15" style:family="table-cell" style:parent-style-name="Default">
      <style:text-properties fo:font-size="12pt" style:font-name-asian="Lohit Marathi" style:font-size-asian="12pt" style:language-asian="hi" style:country-asian="IN"/>
    </style:style>
    <style:style style:name="ce16" style:family="table-cell" style:parent-style-name="Default">
      <style:text-properties fo:color="#000000" fo:font-size="12pt" style:font-name-asian="Lohit Marathi" style:font-size-asian="12pt" style:language-asian="none" style:country-asian="none" style:font-name-complex="DejaVu Sans" style:font-size-complex="6.80000019073486pt" style:language-complex="en" style:country-complex="US"/>
    </style:style>
    <style:style style:name="ce17" style:family="table-cell" style:parent-style-name="Default">
      <style:text-properties style:font-name="Liberation Sans" style:font-name-asian="DejaVu Sans" style:font-name-complex="Lohit Marathi1"/>
    </style:style>
    <style:style style:name="ce18" style:family="table-cell" style:parent-style-name="Default">
      <style:text-properties fo:color="#000000" fo:font-size="12pt" style:font-name-asian="Lohit Marathi" style:font-size-asian="12pt" style:language-asian="hi" style:country-asian="IN" style:font-name-complex="DejaVu Sans" style:font-size-complex="6.80000019073486pt" style:language-complex="en" style:country-complex="US"/>
    </style:style>
    <style:style style:name="T7" style:family="text">
      <style:text-properties fo:font-size="12pt" style:letter-kerning="true" style:font-name-asian="Lohit Marathi" style:font-size-asian="12pt" style:language-asian="none" style:country-asian="none"/>
    </style:style>
    <style:style style:name="T8" style:family="text">
      <style:text-properties fo:language="none" fo:country="none" style:letter-kerning="true" style:font-name-asian="Lohit Marathi" style:font-size-asian="12pt" style:language-asian="none" style:country-asian="none"/>
    </style:style>
    <style:style style:name="T1" style:family="text">
      <style:text-properties fo:font-size="12pt" style:letter-kerning="true" style:font-name-asian="Lohit Marathi" style:font-size-asian="12pt" style:language-asian="none" style:country-asian="none"/>
    </style:style>
    <style:style style:name="T4" style:family="text">
      <style:text-properties fo:font-size="12pt" fo:font-style="italic" style:letter-kerning="true" style:font-name-asian="Lohit Marathi" style:font-size-asian="12pt" style:language-asian="none" style:country-asian="none" style:font-style-asian="italic" style:font-style-complex="italic"/>
    </style:style>
    <style:style style:name="T9" style:family="text">
      <style:text-properties fo:font-size="12pt" fo:font-style="italic" style:letter-kerning="true" style:font-name-asian="Lohit Marathi" style:font-size-asian="12pt" style:language-asian="none" style:country-asian="none" style:font-style-asian="italic" style:font-style-complex="italic"/>
    </style:style>
    <style:style style:name="T10" style:family="text">
      <style:text-properties style:letter-kerning="true" style:font-name-asian="Lohit Marathi" style:font-size-asian="12pt" style:language-asian="none" style:country-asian="none"/>
    </style:style>
    <style:style style:name="T11" style:family="text">
      <style:text-properties fo:font-style="italic" style:letter-kerning="true" style:font-name-asian="Lohit Marathi" style:font-size-asian="12pt" style:language-asian="none" style:country-asian="none" style:font-style-asian="italic" style:font-name-complex="Lohit Marathi" style:font-style-complex="italic"/>
    </style:style>
    <style:style style:name="T12" style:family="text">
      <style:text-properties fo:font-style="italic" style:letter-kerning="true" style:font-name-asian="Lohit Marathi" style:font-size-asian="12pt" style:language-asian="none" style:country-asian="none" style:font-style-asian="italic" style:font-style-complex="italic"/>
    </style:style>
    <style:style style:name="T5" style:family="text">
      <style:text-properties style:letter-kerning="true" style:font-name-asian="Lohit Marathi" style:font-size-asian="12pt" style:language-asian="none" style:country-asian="none"/>
    </style:style>
    <style:style style:name="T2" style:family="text">
      <style:text-properties fo:language="none" fo:country="none" style:letter-kerning="true" style:font-name-asian="Lohit Marathi" style:font-size-asian="12pt" style:language-asian="none" style:country-asian="none"/>
    </style:style>
    <style:style style:name="T15" style:family="text">
      <style:text-properties fo:font-size="12pt" style:letter-kerning="true" style:country-asian="none" style:font-name-asian="Lohit Marathi" style:font-size-asian="12pt"/>
    </style:style>
    <style:style style:name="T16" style:family="text">
      <style:text-properties style:letter-kerning="true" fo:country="none" style:country-asian="none" style:font-name-asian="Lohit Marathi" style:font-size-asian="12pt"/>
    </style:style>
    <style:style style:name="T17" style:family="text">
      <style:text-properties fo:font-size="12pt" fo:font-style="italic" style:letter-kerning="true" style:country-asian="none" style:font-name-asian="Lohit Marathi" style:font-size-asian="12pt" style:font-style-asian="italic" style:font-style-complex="italic"/>
    </style:style>
    <style:style style:name="T18" style:family="text">
      <style:text-properties style:letter-kerning="true" style:country-asian="none" style:font-name-asian="Lohit Marathi" style:font-size-asian="12pt"/>
    </style:style>
    <style:style style:name="T19" style:family="text">
      <style:text-properties fo:font-style="italic" style:letter-kerning="true" style:country-asian="none" style:font-name-asian="Lohit Marathi" style:font-name-complex="Lohit Marathi" style:font-size-asian="12pt" style:font-style-asian="italic" style:font-style-complex="italic"/>
    </style:style>
    <style:style style:name="T20" style:family="text">
      <style:text-properties fo:font-style="italic" style:letter-kerning="true" style:country-asian="none" style:font-name-asian="Lohit Marathi" style:font-size-asian="12pt" style:font-style-asian="italic" style:font-style-complex="italic"/>
    </style:style>
  </office:automatic-styles>
  <office:body>
    <office:spreadsheet>
      <table:calculation-settings table:automatic-find-labels="false"/>
      <table:table table:name="1" table:style-name="ta1">
        <table:table-column table:style-name="co8" table:default-cell-style-name="Default"/>
        <table:table-column table:style-name="co9" table:default-cell-style-name="ce4"/>
        <table:table-column table:style-name="co10" table:default-cell-style-name="ce5"/>
        <table:table-column table:style-name="co4" table:number-columns-repeated="2" table:default-cell-style-name="Default"/>
        <table:table-row table:style-name="ro10">
          <table:table-cell office:value-type="string" calcext:value-type="string">
            <text:p><text:span text:style-name="T7">ABBA FATHER let me Yours and Yours alone</text:span></text:p>
            <text:p><text:span text:style-name="T7">May my will forever be evermore Your own</text:span></text:p>
            <text:p><text:span text:style-name="T7">Never let my heart grow cold, never let me go</text:span></text:p>
            <text:p><text:span text:style-name="T7">Abba Father let me be Yours and Yours alone</text:span></text:p>
          </table:table-cell>
          <table:table-cell office:value-type="string" calcext:value-type="string">
            <text:p><text:span text:style-name="T8"/></text:p>
          </table:table-cell>
          <table:table-cell office:value-type="string" calcext:value-type="string">
            <text:p><text:span text:style-name="T8">Bes= do; 3⁄4</text:span>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2" table:style-name="ta1"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row table:style-name="ro3">
          <table:table-cell office:value-type="string" calcext:value-type="string">
            <text:p><text:span text:style-name="T1">ABOVE ALL POWERS, above all kings</text:span></text:p>
            <text:p><text:span text:style-name="T1">Above all nature and all created things</text:span></text:p>
            <text:p><text:span text:style-name="T1">Above all wisdom and all the ways of man</text:span></text:p>
            <text:p><text:span text:style-name="T1">You were here before the world begin</text:span></text:p>
            <text:p><text:span text:style-name="T1">Above all kingdom above all thrones</text:span></text:p>
            <text:p><text:span text:style-name="T1">Above all wonders the world has ever known</text:span></text:p>
            <text:p><text:span text:style-name="T1">Above all wealth and treasures of the earth</text:span></text:p>
            <text:p><text:span text:style-name="T1">There's no way to measure what you're worth</text:span></text:p>
            <text:p/>
            <text:p><text:span text:style-name="T4">Crucified, laid behind the stones</text:span></text:p>
            <text:p><text:span text:style-name="T4">You lived to die, rejected and alone</text:span></text:p>
            <text:p><text:span text:style-name="T4">Lika a rose trampled on the ground</text:span></text:p>
            <text:p><text:span text:style-name="T4">You took the fall and thought of me above all</text:span></text:p>
          </table:table-cell>
          <table:table-cell office:value-type="string" calcext:value-type="string">
            <text:p>Above All Power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</table:table-row>
        <table:table-row table:style-name="ro4" table:number-rows-repeated="9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3" table:style-name="ta1">
        <table:table-column table:style-name="co11" table:default-cell-style-name="Default"/>
        <table:table-column table:style-name="co12" table:default-cell-style-name="Default"/>
        <table:table-column table:style-name="co4" table:default-cell-style-name="ce6"/>
        <table:table-column table:style-name="co4" table:number-columns-repeated="2" table:default-cell-style-name="Default"/>
        <table:table-row table:style-name="ro11">
          <table:table-cell office:value-type="string" calcext:value-type="string">
            <text:p><text:span text:style-name="T7">ADA GEMBIRA  ADA DAMAI</text:span></text:p>
            <text:p><text:span text:style-name="T7">Ada sukacita kasih sempurna</text:span></text:p>
            <text:p><text:span text:style-name="T7">Ada ketenangan kehidupan yang penuh</text:span></text:p>
            <text:p><text:span text:style-name="T7">Ada s'lalu gembira damai di pikiran</text:span></text:p>
            <text:p><text:span text:style-name="T7">Kar'na Yesus Tuhanku pam pam pam</text:span></text:p>
            <text:p/>
            <text:p><text:span text:style-name="T9">Hilang sudah pintu kesusahan dan sedih</text:span></text:p>
            <text:p><text:span text:style-name="T9">Kar'na pintu kesukaan dibuka</text:span></text:p>
            <text:p><text:span text:style-name="T9">Aku dapat hidup kasih dan senang</text:span></text:p>
            <text:p><text:span text:style-name="T9">Ada s'lalu gembira damai di pikiran</text:span></text:p>
            <text:p><text:span text:style-name="T9">Kar'na Kristusku</text:span></text:p>
          </table:table-cell>
          <table:table-cell/>
          <table:table-cell office:value-type="string" calcext:value-type="string">
            <text:p><text:span text:style-name="T8">D= do; 4/4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</table:table>
      <table:table table:name="4" table:style-name="ta1">
        <table:table-column table:style-name="co13" table:default-cell-style-name="ce7"/>
        <table:table-column table:style-name="co4" table:default-cell-style-name="Default"/>
        <table:table-column table:style-name="co4" table:default-cell-style-name="ce6"/>
        <table:table-column table:style-name="co4" table:number-columns-repeated="4" table:default-cell-style-name="Default"/>
        <table:table-row table:style-name="ro12">
          <table:table-cell office:value-type="string" calcext:value-type="string">
            <text:p><text:span text:style-name="T10">ADAKAH TEMPAT bagiNya</text:span></text:p>
            <text:p><text:span text:style-name="T10">Yang menanggung dosamu</text:span></text:p>
            <text:p><text:span text:style-name="T10">Yesus t'lah ketuk hatimu, sambutlah Penebusmu</text:span></text:p>
            <text:p/>
            <text:p><text:span text:style-name="T11">B'rikanlah tempat bagiNya dan dengarkan sabdaNya</text:span></text:p>
            <text:p><text:span text:style-name="T12">Bukalah pintu hatimu sambut Dia segera</text:span></text:p>
            <text:p/>
            <text:p><text:span text:style-name="T10">Bila hanya nikmat dunia kau kejar selalu t'rus</text:span></text:p>
            <text:p><text:span text:style-name="T10">K'lak tempat pun tiada lagi bagi Yesus Penebus</text:span></text:p>
            <text:p/>
            <text:p><text:span text:style-name="T10">Adakah tempat bagiNya yang mencurahkan berkat</text:span></text:p>
            <text:p><text:span text:style-name="T10">Hari inilah saatnya, hari Tuhan t'lah dekat</text:span></text:p>
            <text:p/>
            <text:p><text:span text:style-name="T10">Hari rahmat hampir lalu, baik serahkan hidupmu</text:span></text:p>
            <text:p><text:span text:style-name="T10">Nanti hatimu tertutup bagi Yesus Rajamu</text:span></text:p>
            <text:p/>
            <text:p><text:span text:style-name="T10">Have you any room for Jesus</text:span></text:p>
            <text:p><text:span text:style-name="T10">He who bare your load of sin</text:span></text:p>
            <text:p><text:span text:style-name="T10">As He knocks and asks admission</text:span></text:p>
            <text:p><text:span text:style-name="T10">Sinner will you let Him in?</text:span></text:p>
            <text:p/>
            <text:p><text:span text:style-name="T12">Room for Jesus, King of glory;</text:span></text:p>
            <text:p><text:span text:style-name="T12">Hasten now, His word obey</text:span></text:p>
            <text:p><text:span text:style-name="T12">Swing the heart's door widely open;</text:span></text:p>
            <text:p><text:span text:style-name="T12">Bid Him enter while you may</text:span></text:p>
            <text:p/>
            <text:p><text:span text:style-name="T10">Room for pleasure, room for business</text:span></text:p>
            <text:p><text:span text:style-name="T10">But for Christ the Crucified</text:span></text:p>
            <text:p><text:span text:style-name="T10">Not a place that He can enter</text:span></text:p>
            <text:p><text:span text:style-name="T10">In the heart for which He died</text:span></text:p>
            <text:p/>
            <text:p><text:span text:style-name="T10">Have you any room for Jesus</text:span></text:p>
            <text:p><text:span text:style-name="T10">As in grace He calls again</text:span></text:p>
            <text:p><text:span text:style-name="T10">O today is time accepted</text:span></text:p>
            <text:p><text:span text:style-name="T10">Later you may call in vain</text:span></text:p>
            <text:p/>
            <text:p><text:span text:style-name="T10">Room and time now give to Jesus</text:span></text:p>
            <text:p><text:span text:style-name="T10">Soon will pass God‟s day of grace</text:span></text:p>
            <text:p><text:span text:style-name="T10">Soon your heart left cold and silent</text:span></text:p>
            <text:p><text:span text:style-name="T10">And your Savior‟s pleading cease</text:span></text:p>
          </table:table-cell>
          <table:table-cell/>
          <table:table-cell office:value-type="string" calcext:value-type="string">
            <text:p><text:span text:style-name="T8"> Bes= do; 4/4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.C. Williams</text:p>
          </table:table-cell>
        </table:table-row>
      </table:table>
      <table:table table:name="5" table:style-name="ta1">
        <table:table-column table:style-name="co4" table:default-cell-style-name="Default"/>
        <table:table-column table:style-name="co4" table:default-cell-style-name="ce8"/>
        <table:table-column table:style-name="co4" table:number-columns-repeated="3" table:default-cell-style-name="Default"/>
        <table:table-row table:style-name="ro13">
          <table:table-cell office:value-type="string" calcext:value-type="string">
            <text:p><text:span text:style-name="T7">ADAKAH TEMPAT DI HATIKU</text:span></text:p>
            <text:p><text:span text:style-name="T7">Untuk m'reka yang terluka</text:span></text:p>
            <text:p><text:span text:style-name="T7">Adakah waktu di hidupmu untuk melayani Tuhan</text:span></text:p>
            <text:p><text:span text:style-name="T7">Menolong sesama yang menderita,</text:span></text:p>
            <text:p><text:span text:style-name="T7">Tak kenal kasih sayang</text:span></text:p>
            <text:p/>
            <text:p><text:span text:style-name="T7">Sekaranglah saatnya kau merenungkan</text:span></text:p>
            <text:p><text:span text:style-name="T7">Apa arti hidup ini, kemana kau pergi, pergi</text:span></text:p>
            <text:p/>
            <text:p><text:span text:style-name="T7">Mengapa untuk hal dunia dirimu rela terikat</text:span></text:p>
            <text:p><text:span text:style-name="T7">Tapi tak satu pun tempat tersedia,</text:span></text:p>
            <text:p><text:span text:style-name="T7">Untuk Sang jurus'lamat</text:span></text:p>
            <text:p><text:span text:style-name="T7">Hosanna</text:span></text:p>
          </table:table-cell>
          <table:table-cell office:value-type="string" calcext:value-type="string">
            <text:p><text:span text:style-name="T10"/>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</table:table>
      <table:table table:name="6" table:style-name="ta1">
        <table:table-column table:style-name="co14" table:default-cell-style-name="Default"/>
        <table:table-column table:style-name="co16" table:default-cell-style-name="ce8"/>
        <table:table-column table:style-name="co17" table:default-cell-style-name="Default"/>
        <table:table-column table:style-name="co4" table:number-columns-repeated="2" table:default-cell-style-name="Default"/>
        <table:table-row table:style-name="ro19">
          <table:table-cell office:value-type="string" calcext:value-type="string">
            <text:p><text:span text:style-name="T7">ADAKANLAH WAKTU untuk berdoa</text:span></text:p>
            <text:p><text:span text:style-name="T7">Carilah Tuhanmu baca firmanNya</text:span></text:p>
            <text:p><text:span text:style-name="T7">Kasihi umatNya tolong yang lemah</text:span></text:p>
            <text:p><text:span text:style-name="T7">Janganlah kau lupa minta berkatNya</text:span></text:p>
            <text:p/>
            <text:p><text:span text:style-name="T7">Adakanlah waktu bagi Tuhanmu</text:span></text:p>
            <text:p><text:span text:style-name="T7">Tiap hari mohon pimpinan penuh</text:span></text:p>
            <text:p><text:span text:style-name="T7">Dalam suka duka ikutlah Dia</text:span></text:p>
            <text:p><text:span text:style-name="T7">Dan s'lalu percaya pada firmanNya</text:span></text:p>
            <text:p/>
            <text:p><text:span text:style-name="T7">Adakanlah waktu untuk berdoa</text:span></text:p>
            <text:p><text:span text:style-name="T7">Hati dan pikiran s'rahkan padaNya</text:span></text:p>
            <text:p><text:span text:style-name="T7">Roh Tuhan memimpin dalam kasihNya</text:span></text:p>
            <text:p><text:span text:style-name="T7">Kau dipersiapkan hidup di surga</text:span></text:p>
          </table:table-cell>
          <table:table-cell office:value-type="string" calcext:value-type="string">
            <text:p><text:span text:style-name="T10"/></text:p>
          </table:table-cell>
          <table:table-cell office:value-type="string" calcext:value-type="string">
            <text:p>F=do; 6/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</table:table>
      <table:table table:name="7" table:style-name="ta1">
        <table:table-column table:style-name="co18" table:default-cell-style-name="Default"/>
        <table:table-column table:style-name="co4" table:number-columns-repeated="4" table:default-cell-style-name="Default"/>
        <table:table-row table:style-name="ro20">
          <table:table-cell office:value-type="string" calcext:value-type="string">
            <text:p><text:span text:style-name="T7">ADA KISAH untuk bangsa- bangsa</text:span></text:p>
            <text:p><text:span text:style-name="T7">Yang mengubah hati cemar</text:span></text:p>
            <text:p><text:span text:style-name="T7">Cerita terang dan damai</text:span></text:p>
            <text:p><text:span text:style-name="T7">Cerita kekal benar 2x</text:span></text:p>
            <text:p/>
            <text:p><text:span text:style-name="T9">Habis malam terbitlah fajar</text:span></text:p>
            <text:p><text:span text:style-name="T9">Fajar hidup yang cemerlang</text:span></text:p>
            <text:p><text:span text:style-name="T9">Kerajaan Kristus kan dating</text:span></text:p>
            <text:p><text:span text:style-name="T9">Penuh kasih dan terang</text:span></text:p>
            <text:p/>
            <text:p><text:span text:style-name="T7">Mari kabarkan Juruselamat</text:span></text:p>
            <text:p><text:span text:style-name="T7">Hingga tiap insan kenal</text:span></text:p>
            <text:p><text:span text:style-name="T7">Supaya segala bangsa</text:span></text:p>
            <text:p><text:span text:style-name="T7">Beroleh hidup kekal 2x</text:span></text:p>
          </table:table-cell>
          <table:table-cell/>
          <table:table-cell office:value-type="string" calcext:value-type="string">
            <text:p>Es=do; 4/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</table:table>
      <table:table table:name="8" table:style-name="ta1">
        <table:table-column table:style-name="co4" table:number-columns-repeated="5" table:default-cell-style-name="Default"/>
        <table:table-row table:style-name="ro21">
          <table:table-cell office:value-type="string" calcext:value-type="string">
            <text:p><text:span text:style-name="T7">ADA LAGU dalam hatiku</text:span></text:p>
            <text:p><text:span text:style-name="T7">Kudengar suara Yesus</text:span></text:p>
            <text:p><text:span text:style-name="T7">Jangan takut, Ku besertamu</text:span></text:p>
            <text:p><text:span text:style-name="T7">Hidupku sentosa t'rus</text:span></text:p>
            <text:p/>
            <text:p><text:span text:style-name="T9">Yesus Yesus Tuhan nama yang merdu</text:span></text:p>
            <text:p><text:span text:style-name="T9">Yang mengaruniakan lagu dalam hatiku</text:span></text:p>
            <text:p/>
            <text:p><text:span text:style-name="T7">Amat hina dulu hidupku</text:span></text:p>
            <text:p><text:span text:style-name="T7">Jauh dari kesukaan</text:span></text:p>
            <text:p><text:span text:style-name="T7">Lalu dib'rikanNya ku lagu</text:span></text:p>
            <text:p><text:span text:style-name="T7">Kunyanyikan pujian</text:span></text:p>
            <text:p/>
            <text:p><text:span text:style-name="T7">S'karang kualami rahmatNya</text:span></text:p>
            <text:p><text:span text:style-name="T7">Kuberlindung pada Yesus</text:span></text:p>
            <text:p><text:span text:style-name="T7">Ku tetap memandang wajahNya</text:span></text:p>
            <text:p><text:span text:style-name="T7">Maka ku menyanyi trus</text:span></text:p>
          </table:table-cell>
          <table:table-cell/>
          <table:table-cell office:value-type="string" calcext:value-type="string">
            <text:p>As=do; 4/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</table:table>
      <table:table table:name="9" table:style-name="ta1"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2" table:default-cell-style-name="Default"/>
        <table:table-row table:style-name="ro22">
          <table:table-cell office:value-type="string" calcext:value-type="string">
            <text:p><text:span text:style-name="T7">ADALAH SUKACITA di hatiku</text:span></text:p>
            <text:p><text:span text:style-name="T7">Di hatiku, di hatiku</text:span></text:p>
            <text:p><text:span text:style-name="T7">Adalah sukacita di hatiku</text:span></text:p>
            <text:p><text:span text:style-name="T7">Dib'rikan Tuhanku</text:span></text:p>
            <text:p><text:span text:style-name="T7">Aku bersyukur bersukacita</text:span></text:p>
            <text:p><text:span text:style-name="T7">Kasih Tuhan diam di dalamku 2x</text:span></text:p>
          </table:table-cell>
          <table:table-cell/>
          <table:table-cell office:value-type="string" calcext:value-type="string">
            <text:p>C = do; 4/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</table:table>
      <table:table table:name="10" table:style-name="ta1">
        <table:table-column table:style-name="co4" table:number-columns-repeated="2" table:default-cell-style-name="Default"/>
        <table:table-column table:style-name="co4" table:default-cell-style-name="ce6"/>
        <table:table-column table:style-name="co4" table:number-columns-repeated="2" table:default-cell-style-name="Default"/>
        <table:table-row table:style-name="ro23">
          <table:table-cell office:value-type="string" calcext:value-type="string">
            <text:p><text:span text:style-name="T7">ADAPUN HIDUPKU ini bukannya aku lagi</text:span></text:p>
            <text:p><text:span text:style-name="T7">Melainkan Kristus yang hidup dalam aku 2x</text:span></text:p>
            <text:p><text:span text:style-name="T7">Tetapi hidup yang sekarang</text:span></text:p>
            <text:p><text:span text:style-name="T7">Aku hidup di dalam tubuh ini</text:span></text:p>
            <text:p><text:span text:style-name="T7">Aku hidup di dalam iman kepada</text:span></text:p>
            <text:p><text:span text:style-name="T7">Anak Allah yang mengasihiku</text:span></text:p>
            <text:p><text:span text:style-name="T7">Dan yang menyerahkan diriNya kar‟na aku</text:span></text:p>
          </table:table-cell>
          <table:table-cell/>
          <table:table-cell office:value-type="string" calcext:value-type="string">
            <text:p><text:span text:style-name="T8">A= do; 3/4</text:span>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11" table:style-name="ta1">
        <table:table-column table:style-name="co19" table:default-cell-style-name="Default"/>
        <table:table-column table:style-name="co4" table:default-cell-style-name="Default"/>
        <table:table-column table:style-name="co4" table:default-cell-style-name="ce6"/>
        <table:table-column table:style-name="co4" table:number-columns-repeated="2" table:default-cell-style-name="Default"/>
        <table:table-row table:style-name="ro24">
          <table:table-cell office:value-type="string" calcext:value-type="string">
            <text:p><text:span text:style-name="T7">ADA SATU yang sudah serahkan diri</text:span></text:p>
            <text:p><text:span text:style-name="T7">Tersalib bagi s‟genap dunia</text:span></text:p>
            <text:p><text:span text:style-name="T7">Dialah Anak Allah yang turun mati</text:span></text:p>
            <text:p><text:span text:style-name="T7">Untuk orang-orang berdosa</text:span></text:p>
            <text:p><text:span text:style-name="T7">Terpaku di salib, terpaku di salib</text:span></text:p>
            <text:p><text:span text:style-name="T7">Tuhan sudah angkatkan dosaku</text:span></text:p>
            <text:p><text:span text:style-name="T7">Dan darahNya bawa kelepasan dosa</text:span></text:p>
            <text:p><text:span text:style-name="T7">DigenapiNya Taurat sungguh</text:span></text:p>
            <text:p><text:span text:style-name="T7">O betapa mulia besar cintaNya</text:span></text:p>
            <text:p><text:span text:style-name="T7">DisucikanNya g‟nap hatiku</text:span></text:p>
            <text:p><text:span text:style-name="T7">S‟karang tak kena hukum kutahuHutangku ditebus darahNya</text:span></text:p>
            <text:p><text:span text:style-name="T7">bebaslah</text:span></text:p>
            <text:p><text:span text:style-name="T7">Kalau iblis tunjukkan dosa kukata</text:span></text:p>
            <text:p><text:span text:style-name="T7">“Ya, tetapi tersalib sudah”</text:span></text:p>
            <text:p><text:span text:style-name="T7">Dosaku tak kulihat hanya Yesuslah</text:span></text:p>
            <text:p><text:span text:style-name="T7">Yang sediakan tempat di sorga</text:span></text:p>
          </table:table-cell>
          <table:table-cell/>
          <table:table-cell office:value-type="string" calcext:value-type="string">
            <text:p><text:span text:style-name="T8"> F= do; 4/4</text:span>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</table:table>
      <table:table table:name="12" table:style-name="ta1">
        <table:table-column table:style-name="co4" table:number-columns-repeated="5" table:default-cell-style-name="Default"/>
        <table:table-row table:style-name="ro25">
          <table:table-cell office:value-type="string" calcext:value-type="string">
            <text:p><text:span text:style-name="T7">ADA WAKTUNYA BEKERJA</text:span></text:p>
            <text:p><text:span text:style-name="T7">Ada waktu berencana</text:span></text:p>
            <text:p><text:span text:style-name="T7">Ada waktu bersenang, ada waktu bercanda</text:span></text:p>
            <text:p><text:span text:style-name="T7">Tapi waktu itu singkat dan keabadian itu panajng</text:span></text:p>
            <text:p><text:span text:style-name="T7">Waktu sekarang takkan terulang</text:span></text:p>
            <text:p><text:span text:style-name="T7">Ada waktu untuk hidup, ada waktu untuk mati</text:span></text:p>
            <text:p><text:span text:style-name="T7">Kehidupan sekarang akan lalu dan pergi</text:span></text:p>
            <text:p><text:span text:style-name="T7">Tapi hidup melayani Yesus itu berarti</text:span></text:p>
            <text:p><text:span text:style-name="T7">Mmembuahkan harta abadi</text:span></text:p>
            <text:p><text:span text:style-name="T7">Dimana saja dan kapan saja layanilah Yesus</text:span></text:p>
            <text:p><text:span text:style-name="T7">Yang rela mati bagi umat manusia</text:span></text:p>
            <text:p><text:span text:style-name="T7">(Dimana dan kapan saja oh layanilah Dia</text:span></text:p>
            <text:p><text:span text:style-name="T7">Yang memb‟ri hidup baka) 2x</text:span>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</table:table>
      <table:table table:name="13" table:style-name="ta1">
        <table:table-column table:style-name="co4" table:number-columns-repeated="5" table:default-cell-style-name="Default"/>
        <table:table-column table:style-name="co4" table:default-cell-style-name="ce3"/>
        <table:table-column table:style-name="co4" table:default-cell-style-name="ce1"/>
        <table:table-row table:style-name="ro14">
          <table:table-cell office:value-type="string" calcext:value-type="string">
            <text:p><text:span text:style-name="T1">AGUNGKAN kuasa namaNya, malaikat bersujud</text:span></text:p>
            <text:p><text:span text:style-name="T1">Nobatkan Raja mulia dan puji Tuhanmu</text:span></text:p>
            <text:p><text:span text:style-name="T1">Nobatkan Raja mulia dan puji Yesus Tuhanmu</text:span></text:p>
            <text:p><text:span text:style-name="T1">Hai bintang-bintang fajar t‟rang bersoraklah terus</text:span></text:p>
            <text:p><text:span text:style-name="T1">Agungkan Dia yang menang dan puji Tuhanmu</text:span></text:p>
            <text:p><text:span text:style-name="T1">Agungkan Dia yang menang dan puji Yesus</text:span></text:p>
            <text:p><text:span text:style-name="T1">Tuhanmu</text:span></text:p>
            <text:p><text:span text:style-name="T1">Kaum Israel pilihanNya dosamu ditebus</text:span></text:p>
            <text:p><text:span text:style-name="T1">Mesiasmu terimalah dan puji Tuhanmu</text:span></text:p>
            <text:p><text:span text:style-name="T1">Mesiasmu terimalah dan puji Yesus Tuhanmu</text:span></text:p>
            <text:p><text:span text:style-name="T1">Jemaat yang tak melupakan derita Penebus</text:span></text:p>
            <text:p><text:span text:style-name="T1">B‟ri hormat di hadiratNya dan puji Tuhanmu</text:span></text:p>
            <text:p><text:span text:style-name="T1">B‟ri hormat di hadiratNya dan puji Yesus Tuhanmu</text:span></text:p>
            <text:p><text:span text:style-name="T1">Yang mati namaNya hai martir yang kudus</text:span></text:p>
            <text:p><text:span text:style-name="T1">Di dalam salib bermegah dan puji Tuhanmu</text:span></text:p>
            <text:p><text:span text:style-name="T1">Di dalam salib bermegah dan puji Yesus Tuhanmu</text:span></text:p>
            <text:p><text:span text:style-name="T1">Hai waris kerajaanNya agungkan Putra Daud</text:span></text:p>
            <text:p><text:span text:style-name="T1">Allahmu permuliakanlah dan puji Tuhanmu</text:span></text:p>
            <text:p><text:span text:style-name="T1">Allahmu permuliakanlah dan puji Yesus Tuhanmu</text:span></text:p>
            <text:p><text:span text:style-name="T1">Hai bangsa-bangsa dunia sekarang bertelut</text:span></text:p>
            <text:p><text:span text:style-name="T1">Akui kerajaanNya dan puji Tuhanmu</text:span></text:p>
            <text:p><text:span text:style-name="T1">Akui kerajaanNya dan puji Yesus Tuhanmu</text:span></text:p>
            <text:p><text:span text:style-name="T1">Kiranya kita k‟lak serta di sana bersujud</text:span></text:p>
            <text:p><text:span text:style-name="T1">Hai ikut alam semesta dan puji Tuhanmu</text:span></text:p>
            <text:p><text:span text:style-name="T1">Hai ikut alam semesta dan puji Yesus Tuhanmu</text:span></text:p>
            <text:p><text:span text:style-name="T1">All hail the pow‟r of Jesus‟ name,</text:span></text:p>
            <text:p><text:span text:style-name="T1">Let angels prostrate fall</text:span></text:p>
            <text:p><text:span text:style-name="T1">(Bring forth the royal diadem</text:span></text:p>
            <text:p><text:span text:style-name="T1">and crown Him Lord of all) 2x</text:span></text:p>
            <text:p><text:span text:style-name="T1">Ye chosen seed of Israel‟s race,</text:span></text:p>
            <text:p><text:span text:style-name="T1">Ye ransomed from the fall</text:span></text:p>
            <text:p><text:span text:style-name="T1">(Hail Him who saves you by His grace</text:span></text:p>
            <text:p><text:span text:style-name="T1">And crown Him Lord of all) 2x</text:span></text:p>
            <text:p><text:span text:style-name="T1">Let ev‟ry kindred, ev‟ry tribe on this terrestrial ball</text:span></text:p>
            <text:p><text:span text:style-name="T1">(To Him all majesty ascribe</text:span></text:p>
            <text:p><text:span text:style-name="T1">And crown Him Lord of all) 2x</text:span></text:p>
            <text:p><text:span text:style-name="T1">9</text:span></text:p>
            <text:p><text:span text:style-name="T1">O that with yonder sacred trong</text:span></text:p>
            <text:p><text:span text:style-name="T1">Ae at His feet may fall</text:span></text:p>
            <text:p><text:span text:style-name="T1">(We‟ll join the everlasting song</text:span></text:p>
            <text:p><text:span text:style-name="T1">And crown Him Lord of all) 2x</text:span></text:p>
            <text:p/>
          </table:table-cell>
          <table:table-cell/>
          <table:table-cell office:value-type="string" calcext:value-type="string">
            <text:p>G = do; 4/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">Edward Perronet</text:span></text:p>
          </table:table-cell>
          <table:table-cell office:value-type="string" calcext:value-type="string">
            <text:p><text:span text:style-name="T2">Oliver Holden</text:span></text:p>
          </table:table-cell>
        </table:table-row>
      </table:table>
      <table:table table:name="14" table:style-name="ta1">
        <table:table-column table:style-name="co4" table:number-columns-repeated="6" table:default-cell-style-name="Default"/>
        <table:table-row table:style-name="ro15">
          <table:table-cell office:value-type="string" calcext:value-type="string">
            <text:p><text:span text:style-name="T1">AJAIB BENAR ANUGERAH pembaru hidupku</text:span></text:p>
            <text:p><text:span text:style-name="T1">Ku hilang buta bercela, olehNya kusembuh</text:span></text:p>
            <text:p><text:span text:style-name="T1">Ketika insaf ku cemas sekarang ku lega</text:span></text:p>
            <text:p><text:span text:style-name="T1">Syukur bebanku t‟lah lepas berkat anugerah</text:span></text:p>
            <text:p><text:span text:style-name="T1">Di jurang yang penuh jerat terancam jiwaku</text:span></text:p>
            <text:p><text:span text:style-name="T1">Anugrah kupegang erat dan aman pulangku</text:span></text:p>
            <text:p><text:span text:style-name="T1">Kudapat janji yang teguh kuharap sabdaNya</text:span></text:p>
            <text:p><text:span text:style-name="T1">Dan Tuhanlah perisaiku tetap selamanya</text:span></text:p>
            <text:p><text:span text:style-name="T1">Kendati nanti ragaku terkubur dan lenyap</text:span></text:p>
            <text:p><text:span text:style-name="T1">PadaNya aku berteduh dan bahagia tetap</text:span></text:p>
            <text:p><text:span text:style-name="T1">Meski selaksa tahun lenyap di sorga mulia</text:span></text:p>
            <text:p><text:span text:style-name="T1">Rasanya baru sekejap memuji namaNya</text:span></text:p>
            <text:p><text:span text:style-name="T1">Amazing grace how sweet the sound</text:span></text:p>
            <text:p><text:span text:style-name="T1">That saved a wretch like me</text:span></text:p>
            <text:p><text:span text:style-name="T1">I once was lost but now I‟m found</text:span></text:p>
            <text:p><text:span text:style-name="T1">Was blind but now I‟m found</text:span></text:p>
            <text:p><text:span text:style-name="T1">„Twas grace that taught my heart to fear</text:span></text:p>
            <text:p><text:span text:style-name="T1">And grace my fears relieve</text:span></text:p>
            <text:p><text:span text:style-name="T1">How precious did that grace appear</text:span></text:p>
            <text:p><text:span text:style-name="T1">The hour I first believed</text:span></text:p>
            <text:p><text:span text:style-name="T1">Thro‟ many angers, toils nares</text:span></text:p>
            <text:p><text:span text:style-name="T1">I have already come</text:span></text:p>
            <text:p><text:span text:style-name="T1">„Tis grace hath bro‟t me safe thus far</text:span></text:p>
            <text:p><text:span text:style-name="T1">And grace will lead me home</text:span></text:p>
            <text:p><text:span text:style-name="T1">The Lord has promised good to me</text:span></text:p>
            <text:p><text:span text:style-name="T1">His word my hope secures</text:span></text:p>
            <text:p><text:span text:style-name="T1">He will my shield and portion be</text:span></text:p>
            <text:p><text:span text:style-name="T1">As long as life endures</text:span></text:p>
            <text:p><text:span text:style-name="T1">When we‟ve been there ten thousand years bright</text:span></text:p>
            <text:p><text:span text:style-name="T1">shining as the sun</text:span></text:p>
            <text:p><text:span text:style-name="T1">We‟ve no less days to sing God‟s praise</text:span></text:p>
            <text:p><text:span text:style-name="T1">Then when we first begun</text:span></text:p>
          </table:table-cell>
          <table:table-cell/>
          <table:table-cell office:value-type="string" calcext:value-type="string">
            <text:p>G = do; 3/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Newton</text:p>
          </table:table-cell>
        </table:table-row>
      </table:table>
      <table:table table:name="15" table:style-name="ta1">
        <table:table-column table:style-name="co4" table:number-columns-repeated="2" table:default-cell-style-name="Default"/>
        <table:table-column table:style-name="co4" table:default-cell-style-name="ce6"/>
        <table:table-column table:style-name="co4" table:number-columns-repeated="2" table:default-cell-style-name="Default"/>
        <table:table-row table:style-name="ro23">
          <table:table-cell office:value-type="string" calcext:value-type="string">
            <text:p><text:span text:style-name="T7">AJAIBLAH NAMANYA 3x Yesus Tuhanku</text:span></text:p>
            <text:p><text:span text:style-name="T7">Dia maha Raja, Dia sang Pencipta</text:span></text:p>
            <text:p><text:span text:style-name="T7">Ajaiblah namaNya, Yesus Tuhan</text:span></text:p>
            <text:p><text:span text:style-name="T7">Dia Gembalaku, batu karang zaman</text:span></text:p>
            <text:p><text:span text:style-name="T7">Allah Maha Kuasa</text:span></text:p>
            <text:p><text:span text:style-name="T7">Sembah puji Dia dengan kasih mesra</text:span></text:p>
            <text:p><text:span text:style-name="T7">Ajaiblah namaNya Yesus Tuhan</text:span></text:p>
          </table:table-cell>
          <table:table-cell/>
          <table:table-cell office:value-type="string" calcext:value-type="string">
            <text:p><text:span text:style-name="T8">F= do; 3/4</text:span>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</table:table>
      <table:table table:name="16" table:style-name="ta1">
        <table:table-column table:style-name="co4" table:number-columns-repeated="2" table:default-cell-style-name="Default"/>
        <table:table-column table:style-name="co4" table:default-cell-style-name="ce1"/>
        <table:table-column table:style-name="co4" table:number-columns-repeated="2" table:default-cell-style-name="Default"/>
        <table:table-column table:style-name="co4" table:number-columns-repeated="2" table:default-cell-style-name="ce1"/>
        <table:table-row table:style-name="ro16">
          <table:table-cell office:value-type="string" calcext:value-type="string">
            <text:p><text:span text:style-name="T1">AJAIBLAH TUHAN Kau sungguh heran</text:span></text:p>
            <text:p><text:span text:style-name="T1">Semua yang di sorga memuja Tuhan</text:span></text:p>
            <text:p><text:span text:style-name="T1">Engkaulah Allah yang patut disembah</text:span></text:p>
            <text:p><text:span text:style-name="T1">Kaulah Tuhanku yang heran</text:span></text:p>
            <text:p><text:span text:style-name="T1">My wonderful Lord, my wonderful Lord</text:span></text:p>
            <text:p><text:span text:style-name="T1">By angels and seraphs in heaven adore</text:span></text:p>
            <text:p><text:span text:style-name="T1">I bow at Thy shrine my Savior divine</text:span></text:p>
            <text:p><text:span text:style-name="T1">My wonderful wonderful Lord</text:span></text:p>
          </table:table-cell>
          <table:table-cell/>
          <table:table-cell office:value-type="string" calcext:value-type="string">
            <text:p><text:span text:style-name="T2">G= do; 3/4</text:span>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2">Holder Lillenas</text:span></text:p>
          </table:table-cell>
          <table:table-cell office:value-type="string" calcext:value-type="string">
            <text:p><text:span text:style-name="T2">Holder Lillenas</text:span></text:p>
          </table:table-cell>
        </table:table-row>
      </table:table>
      <table:table table:name="17" table:style-name="ta1">
        <table:table-column table:style-name="co4" table:number-columns-repeated="2" table:default-cell-style-name="Default"/>
        <table:table-column table:style-name="co4" table:default-cell-style-name="ce1"/>
        <table:table-column table:style-name="co4" table:number-columns-repeated="2" table:default-cell-style-name="Default"/>
        <table:table-column table:style-name="co4" table:number-columns-repeated="2" table:default-cell-style-name="ce1"/>
        <table:table-row table:style-name="ro17">
          <table:table-cell office:value-type="string" calcext:value-type="string">
            <text:p><text:span text:style-name="T1">AJAIB TUHANKU Yesus Jurus‟lamat</text:span></text:p>
            <text:p><text:span text:style-name="T1">Besar kasihNya padaku</text:span></text:p>
            <text:p><text:span text:style-name="T1">Naungan jiwaku yang kokoh kuat</text:span></text:p>
            <text:p><text:span text:style-name="T1">Tempat yang tentram dan teduh</text:span></text:p>
            <text:p><text:span text:style-name="T1">Kasih Tuhanku menaungi aku,</text:span></text:p>
            <text:p><text:span text:style-name="T1">Hidupku aman dan tentram</text:span></text:p>
            <text:p><text:span text:style-name="T1">Kasih Tuhanku melindungi aku</text:span></text:p>
            <text:p><text:span text:style-name="T1">Di dalamnya ku tak bimbang</text:span></text:p>
            <text:p><text:span text:style-name="T1">Di dalamnya ku tak bimbang</text:span></text:p>
            <text:p><text:span text:style-name="T1">Ajaib Jurus‟lamatku Yesus Tuhan</text:span></text:p>
            <text:p><text:span text:style-name="T1">DiangkatNya tanggunganku</text:span></text:p>
            <text:p><text:span text:style-name="T1">Ku ditegakkan kokoh bagai karang</text:span></text:p>
            <text:p><text:span text:style-name="T1">Padaku kekuatan baru</text:span></text:p>
            <text:p><text:span text:style-name="T1">Berkat ilahi tak henti-hentinya</text:span></text:p>
            <text:p><text:span text:style-name="T1">Sarat melimpah di kalbu</text:span></text:p>
            <text:p><text:span text:style-name="T1">Dengan sukacita ku puji Tuhan,</text:span></text:p>
            <text:p><text:span text:style-name="T1">Sungguh ajaib Penebusku</text:span></text:p>
            <text:p><text:span text:style-name="T1">A wonderful Savior is Jesus myA wonderful Savior to me</text:span></text:p>
            <text:p><text:span text:style-name="T1">Lord</text:span></text:p>
            <text:p><text:span text:style-name="T1">He hideth my soul in the cleft of the rock</text:span></text:p>
            <text:p><text:span text:style-name="T1">Where rivers of pleaure I see</text:span></text:p>
            <text:p/>
            <text:p><text:span text:style-name="T1">He hideth my soul in the cleft of the rock</text:span></text:p>
            <text:p><text:span text:style-name="T1">That shadows a dry thirsty land</text:span></text:p>
            <text:p><text:span text:style-name="T1">He hideth my life in the depths of His love</text:span></text:p>
            <text:p><text:span text:style-name="T1">And covers me there with His hand 2x</text:span></text:p>
            <text:p><text:span text:style-name="T1">A wonderful Savior is Jesus my Lord</text:span></text:p>
            <text:p><text:span text:style-name="T1">He taketh my burden away</text:span></text:p>
            <text:p><text:span text:style-name="T1">He holdeth me up and I shall not be moved</text:span></text:p>
            <text:p><text:span text:style-name="T1">He giveth me strength as my day</text:span></text:p>
            <text:p><text:span text:style-name="T1">With numderless blessings</text:span></text:p>
            <text:p><text:span text:style-name="T1">Each moment He crowns</text:span></text:p>
            <text:p><text:span text:style-name="T1">And filled with His fullness divine</text:span></text:p>
            <text:p><text:span text:style-name="T1">I sing in my rapture, “o glory to God,</text:span></text:p>
            <text:p><text:span text:style-name="T1">For such a Redeemer as mine”</text:span></text:p>
            <text:p><text:span text:style-name="T1">When clothed in His brightness, transported I rise</text:span></text:p>
            <text:p><text:span text:style-name="T1">To meet Him in clouds of the sky</text:span></text:p>
            <text:p><text:span text:style-name="T1">His perfect salvation, His wonderful love</text:span></text:p>
            <text:p><text:span text:style-name="T1">I‟ll shout with the millions on high!</text:span></text:p>
          </table:table-cell>
          <table:table-cell/>
          <table:table-cell office:value-type="string" calcext:value-type="string">
            <text:p><text:span text:style-name="T2">D= do; 6/8</text:span>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2">Fanny J Crosby</text:span></text:p>
          </table:table-cell>
          <table:table-cell office:value-type="string" calcext:value-type="string">
            <text:p><text:span text:style-name="T2">William J Kirkpatrick</text:span></text:p>
          </table:table-cell>
        </table:table-row>
      </table:table>
      <table:table table:name="18" table:style-name="ta1">
        <table:table-column table:style-name="co4" table:number-columns-repeated="5" table:default-cell-style-name="Default"/>
        <table:table-row table:style-name="ro16">
          <table:table-cell office:value-type="string" calcext:value-type="string">
            <text:p><text:span text:style-name="T1">AJARKU MENGENAL KASIHMU</text:span></text:p>
            <text:p><text:span text:style-name="T1">Seperti Engkau mengasihiku</text:span></text:p>
            <text:p><text:span text:style-name="T1">Aku ingin seperti diriMu</text:span></text:p>
            <text:p><text:span text:style-name="T1">Mengasihi sesama</text:span></text:p>
            <text:p><text:span text:style-name="T1">Kasih itu setia kasih lemah lembut</text:span></text:p>
            <text:p><text:span text:style-name="T1">Kasih murah hati</text:span></text:p>
            <text:p><text:span text:style-name="T1">Kasih tidaklah sombong kasih tidak cemburu</text:span></text:p>
            <text:p><text:span text:style-name="T1">Kasih itu panjang sabar</text:span>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</table:table>
      <table:table table:name="19" table:style-name="ta1">
        <table:table-column table:style-name="co15" table:default-cell-style-name="Default"/>
        <table:table-column table:style-name="co4" table:default-cell-style-name="Default"/>
        <table:table-column table:style-name="co4" table:default-cell-style-name="ce1"/>
        <table:table-column table:style-name="co4" table:number-columns-repeated="2" table:default-cell-style-name="Default"/>
        <table:table-row table:style-name="ro18">
          <table:table-cell office:value-type="string" calcext:value-type="string">
            <text:p><text:span text:style-name="T1">AJARKU MENGERTI segala rancanganMu</text:span></text:p>
            <text:p><text:span text:style-name="T1">Ajarku berharap hanya padaMu</text:span></text:p>
            <text:p><text:span text:style-name="T1">Pimpinlah jalanku dalam terang firmanMu</text:span></text:p>
            <text:p><text:span text:style-name="T1">Ajarku berharap hanya padaMu</text:span></text:p>
            <text:p/>
            <text:p><text:span text:style-name="T1">Bapaku ajaib s'gala rancanganMu</text:span></text:p>
            <text:p><text:span text:style-name="T1">Tuhanku heran perbuatanMu</text:span></text:p>
            <text:p><text:span text:style-name="T1">Engkau sanggup mengadakan</text:span></text:p>
            <text:p><text:span text:style-name="T1">Segala yang kuperlukan</text:span></text:p>
            <text:p><text:span text:style-name="T1">Menurut kehendakMu terjadilah</text:span></text:p>
          </table:table-cell>
          <table:table-cell/>
          <table:table-cell office:value-type="string" calcext:value-type="string">
            <text:p><text:span text:style-name="T2">E= do; 4/4</text:span>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</table:table>
      <table:table table:name="20" table:style-name="ta1">
        <table:table-column table:style-name="co21" table:default-cell-style-name="Default"/>
        <table:table-column table:style-name="co4" table:default-cell-style-name="Default"/>
        <table:table-column table:style-name="co4" table:default-cell-style-name="ce14"/>
        <table:table-column table:style-name="co4" table:number-columns-repeated="3" table:default-cell-style-name="Default"/>
        <table:table-row table:style-name="ro31">
          <table:table-cell office:value-type="string" calcext:value-type="string">
            <text:p>AKU BERTONGKAT emas</text:p>
            <text:p>Menempuh jalan yang jauh</text:p>
            <text:p>Tongkat surga yang jelas tunjuk jalan padaku</text:p>
            <text:p>Itulah keimananku membangkitkan semangatku</text:p>
            <text:p>Meneguhkan langkahku sampai rumah Tuhanku</text:p>
            <text:p>Bercahaya gemerlap di hatiku menetap</text:p>
            <text:p>Satu bintang yang terang menghibur aku senang</text:p>
            <text:p>Sinar harapan hatiku cemerlang dari Allahku</text:p>
            <text:p>Menerangi jalanku sampai surga Tuhanku</text:p>
            <text:p/>
            <text:p>Na martungkot sere au, di dalanku tu na dao;</text:p>
            <text:p>Sian surgo i do ro, surgo i ditudu do;</text:p>
            <text:p>I ma haporseaonku, pahothon pardalanku</text:p>
            <text:p>Na patogu langkangki sahat ro di surgo i</text:p>
            <text:p>Sada pardisurgo i, do disuru Tuhanki,</text:p>
            <text:p>Amnginganhon rohangkon, mangajari au tongtong;</text:p>
            <text:p>I ma holong ni rohaNa; sian denggan ni basaNa</text:p>
            <text:p>Do dilehon i tu au asa unang mago au</text:p>
          </table:table-cell>
          <table:table-cell/>
          <table:table-cell office:value-type="string" calcext:value-type="string">
            <text:p><text:span text:style-name="T16">C= do; 3/4</text:span>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annes Baptist Berger 18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" svg:font-family="'Lohit Marath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1" svg:font-family="'Lohit Marath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Marathi1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1">00/00/0000</text:date>, <text:time style:data-style-name="N2" text:time-value="20:29:13.9843612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14:56:46.827440333</meta:creation-date>
    <dc:date>2016-06-11T20:29:42.030825510</dc:date>
    <meta:editing-duration>PT50M9S</meta:editing-duration>
    <meta:editing-cycles>55</meta:editing-cycles>
    <meta:generator>LibreOffice/5.0.4.2$Linux_X86_64 LibreOffice_project/2b9802c1994aa0b7dc6079e128979269cf95bc78</meta:generator>
    <meta:document-statistic meta:table-count="20" meta:cell-count="90" meta:object-count="0"/>
  </office:meta>
</office:document-meta>
</file>